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paragraph-properties loext:contextual-spacing="false"/>
      <style:text-properties fo:font-weight="bold" style:font-weight-asian="bold" style:font-weight-complex="bold"/>
    </style:style>
    <style:style style:name="P7" style:family="paragraph" style:parent-style-name="OOoTextBody">
      <style:paragraph-properties fo:margin-top="0.1575in" fo:margin-bottom="0.0984in"/>
    </style:style>
    <style:style style:name="P8" style:family="paragraph" style:parent-style-name="OOoTextBody">
      <style:paragraph-properties loext:contextual-spacing="false" fo:margin-top="0.1575in" fo:margin-bottom="0.0984in"/>
    </style:style>
    <style:style style:name="P9" style:family="paragraph" style:parent-style-name="OOoTextBody" style:master-page-name="">
      <style:paragraph-properties loext:contextual-spacing="false" fo:margin-top="0.1575in" fo:margin-bottom="0.0984in" style:page-number="auto" fo:keep-with-next="always"/>
    </style:style>
    <style:style style:name="P10" style:family="paragraph" style:parent-style-name="OOoTextBody">
      <style:paragraph-properties fo:margin-top="0.1181in" fo:margin-bottom="0.0429in"/>
    </style:style>
    <style:style style:name="P11" style:family="paragraph" style:parent-style-name="OOoTextBody">
      <style:paragraph-properties loext:contextual-spacing="false" fo:margin-top="0.1181in" fo:margin-bottom="0.0429in"/>
    </style:style>
    <style:style style:name="P12" style:family="paragraph" style:parent-style-name="OOoTextBody" style:master-page-name="">
      <style:paragraph-properties loext:contextual-spacing="false" fo:margin-top="0.1181in" fo:margin-bottom="0.0429in"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loext:contextual-spacing="false" style:page-number="auto"/>
    </style:style>
    <style:style style:name="P17" style:family="paragraph" style:parent-style-name="OOoTextBody_5f_ListIntro" style:master-page-name="">
      <style:paragraph-properties style:page-number="auto"/>
    </style:style>
    <style:style style:name="P18" style:family="paragraph" style:parent-style-name="OOoTextBody" style:master-page-name="">
      <style:paragraph-properties loext:contextual-spacing="false" fo:margin-top="0in" fo:margin-bottom="0.0429in" style:page-number="auto" fo:keep-with-next="always"/>
    </style:style>
    <style:style style:name="P19" style:family="paragraph" style:parent-style-name="OOoTextBody">
      <style:paragraph-properties fo:keep-with-next="always"/>
    </style:style>
    <style:style style:name="P20" style:family="paragraph" style:parent-style-name="OOoTextBody" style:master-page-name="">
      <style:paragraph-properties loext:contextual-spacing="false" fo:margin-top="0.1181in" fo:margin-bottom="0.0984in" style:page-number="auto" fo:keep-with-next="always"/>
    </style:style>
    <style:style style:name="P21" style:family="paragraph" style:parent-style-name="OOoTextBody" style:master-page-name="">
      <style:paragraph-properties loext:contextual-spacing="false" fo:margin-top="0.1181in" fo:margin-bottom="0.0984in" style:page-number="auto"/>
    </style:style>
    <style:style style:name="P22" style:family="paragraph" style:parent-style-name="OOoTableText">
      <style:paragraph-properties fo:margin-left="0in" fo:margin-right="0.0835in" fo:text-indent="0in" style:auto-text-indent="false"/>
    </style:style>
    <style:style style:name="P23" style:family="paragraph" style:parent-style-name="OOoTextBody">
      <style:paragraph-properties fo:margin-top="0.1575in" fo:margin-bottom="0.0591in"/>
    </style:style>
    <style:style style:name="P24" style:family="paragraph" style:parent-style-name="OOoNum_20_123_20_Cont." style:list-style-name="OOoNum_20_123"/>
    <style:style style:name="P25" style:family="paragraph" style:parent-style-name="OOoNum_20_123_20_Cont." style:master-page-name="">
      <style:paragraph-properties style:page-number="auto" fo:keep-with-next="always"/>
    </style:style>
    <style:style style:name="P26" style:family="paragraph" style:parent-style-name="OOoNum_20_123_20_Start" style:list-style-name="OOoNum_20_123"/>
    <style:style style:name="P27" style:family="paragraph" style:parent-style-name="OOoNum_20_123_20_Start" style:list-style-name=""/>
    <style:style style:name="P28" style:family="paragraph" style:parent-style-name="OOoNum_20_123_20_Start" style:list-style-name="OOoNum_20_123" style:master-page-name="">
      <style:paragraph-properties style:page-number="auto"/>
    </style:style>
    <style:style style:name="P29" style:family="paragraph" style:parent-style-name="OOoNum_20_123_20_Start" style:master-page-name="">
      <style:paragraph-properties style:page-number="auto" fo:keep-with-next="always"/>
    </style:style>
    <style:style style:name="P30" style:family="paragraph" style:parent-style-name="OOoHeading_20_2">
      <style:text-properties fo:language="en" fo:country="US"/>
    </style:style>
    <style:style style:name="P31" style:family="paragraph" style:parent-style-name="OOoNum_20_abc_20_Cont." style:list-style-name="OOoNum_20_123"/>
    <style:style style:name="P32" style:family="paragraph" style:parent-style-name="OOoNum_20_123_20_End" style:list-style-name="OOoNum_20_123"/>
    <style:style style:name="P33"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34"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35"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36"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37"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38" style:family="paragraph" style:parent-style-name="OOoList_20_1_20_End" style:list-style-name="OOoBullets_20_1"/>
    <style:style style:name="P39" style:family="paragraph" style:parent-style-name="OOoTableText" style:list-style-name="L2"/>
    <style:style style:name="P40" style:family="paragraph" style:parent-style-name="OOoFigure" style:list-style-name="L1"/>
    <style:style style:name="P41" style:family="paragraph" style:parent-style-name="OOoFigure" style:list-style-name="OOoNum_20_123"/>
    <style:style style:name="P42" style:family="paragraph" style:parent-style-name="OOoList_20_1_20_Cont." style:list-style-name="OOoBullets_20_1"/>
    <style:style style:name="P43" style:family="paragraph" style:parent-style-name="OOoHeading_20_1" style:master-page-name="">
      <style:paragraph-properties style:page-number="auto" fo:keep-with-next="always"/>
    </style:style>
    <style:style style:name="P44" style:family="paragraph" style:parent-style-name="OOoHeading_20_0" style:master-page-name="OOoPageStyle">
      <style:paragraph-properties style:page-number="auto"/>
    </style:style>
    <style:style style:name="P45" style:family="paragraph" style:parent-style-name="OOoTextBody">
      <style:paragraph-properties fo:orphans="0" fo:widows="0"/>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style-asian="italic" style:font-style-complex="italic"/>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text-properties style:font-name="DejaVu Sans4" fo:font-size="14pt" style:font-size-asian="14pt" style:font-size-complex="14pt"/>
    </style:style>
    <style:style style:name="T19" style:family="text">
      <style:text-properties fo:font-size="12pt" style:font-size-asian="12pt" style:font-style-asian="normal" style:font-size-complex="12pt" style:font-style-complex="normal"/>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4pt" style:font-size-asian="14pt" style:font-style-asian="normal" style:font-size-complex="14pt" style:font-style-complex="normal"/>
    </style:style>
    <style:style style:name="T23"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67148536"/>MySQL <text:alphabetical-index-mark-end text:id="IMark167148536"/>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1038340408"/>embedded database<text:alphabetical-index-mark-end text:id="IMark103834040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67148536"/>Java Runtime Environment (JRE)<text:alphabetical-index-mark-end text:id="IMark167148536"/>.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3">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5"><draw:text-box fo:min-height="3.3102in"><text:p text:style-name="OOoFigureCaption"><draw:frame draw:style-name="fr8" draw:name="AOO41GS8_001" text:anchor-type="paragraph" svg:width="5.5516in" svg:height="3.0957in" style:rel-height="scale" draw:z-index="26"><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3">.</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1038340360" text:key1="database"/><text:span text:style-name="OOoDefault">Table Wizard</text:span> <text:alphabetical-index-mark-end text:id="IMark1038340360"/><text:span text:style-name="OOoDefault">(</text:span><text:span text:style-name="OOoDefault"><text:sequence-ref text:reference-format="category-and-value" text:ref-name="refFigure1">Figure 2</text:sequence-ref></text:span><text:span text:style-name="OOoDefault">).</text:span></text:p>
      <text:p text:style-name="P13"><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5453306166967724956" text:style-name="OOoNum_20_123">
        <text:list-item text:start-value="1">
          <text:p text:style-name="P28"><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2"> </text:span></text:span><text:span text:style-name="T2">You can select </text:span><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3"><text:span text:style-name="OOoStrongEmphasis">Step 2: Set </text:span><text:alphabetical-index-mark-start text:id="IMark1038341320" text:key1="database"/><text:span text:style-name="OOoStrongEmphasis">field types and </text:span><text:alphabetical-index-mark-end text:id="IMark1038341320"/><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2">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3"><draw:text-box fo:min-height="2.7201in"><text:p text:style-name="OOoFigureCaption"><draw:frame draw:style-name="fr10" draw:name="AOO41GS8_003" text:anchor-type="paragraph" svg:x="0.0425in" svg:y="0in" svg:width="5.4709in" svg:height="2.4874in" style:rel-height="scale" draw:z-index="54"><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3256112771244808841"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2"><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2"><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42"><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0335465" text:continue-numbering="true" text:style-name="OOoBullets_20_1">
        <text:list-item>
          <text:p text:style-name="P38">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1038342472"/><text:alphabetical-index-mark-start text:id="IMark196245300" text:key1="database"/><text:span text:style-name="OOoStrongEmphasis">primary key</text:span><text:alphabetical-index-mark-end text:id="IMark196245300"/><text:alphabetical-index-mark-end text:id="IMark1038342472"/></text:p>
      <text:list xml:id="list30323262" text:continue-list="list5453306166967724956" text:style-name="OOoNum_20_123">
        <text:list-item text:start-value="1">
          <text:p text:style-name="P29"><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0335533" text:continue-list="list30323262"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8">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0325201" text:continue-list="list3033553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5"><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67148152" text:key1="Design View (Base)"/>creating a new table<text:alphabetical-index-mark-end text:id="IMark16714815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0334506" text:continue-list="list30325201"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0313280" text:continue-list="list30335465"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0319281"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1189207872" text:key1="database"/><text:span text:style-name="OOoEmphasis">AutoValue</text:span> <text:alphabetical-index-mark-end text:id="IMark1189207872"/><text:span text:style-name="OOoDefault">from </text:span><text:span text:style-name="OOoEmphasis">No</text:span> <text:span text:style-name="OOoDefault">to </text:span><text:span text:style-name="OOoEmphasis">Yes.</text:span></text:p>
      <text:list xml:id="list30308744"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0306805" text:continue-list="list30334506" text:style-name="OOoNum_20_123">
        <text:list-item>
          <text:p text:style-name="OOoNum_20_123_20_Cont."><text:span text:style-name="OOoDefault">FirstName and LastName fields:</text:span></text:p>
        </text:list-item>
      </text:list>
      <text:list xml:id="list30332048" text:continue-list="list30308744"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0327073" text:continue-list="list30306805"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Adding Data to the <text:alphabetical-index-mark-start text:id="IMark1286282116" text:key1="database"/>List Table<text:alphabetical-index-mark-end text:id="IMark1286282116"/></text:h>
      <text:p text:style-name="P16"><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19"><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1286282116" text:key1="database table"/><text:alphabetical-index-mark text:string-value="relationships (database)"/>Relationships<text:alphabetical-index-mark-end text:id="IMark1286282116"/></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038341896" text:key1="database"/>Foreign Key<text:alphabetical-index-mark-end text:id="IMark1038341896"/>.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0316186" text:continue-list="list30327073"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0309434" text:continue-list="list30332048"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0323487" text:continue-list="list30316186"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25"><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 xml:id="list2585553898189045067" text:style-name="L1">
        <text:list-header>
          <text:p text:style-name="P40"><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0329382" text:continue-list="list30309434"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8336163601040694023"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7"><draw:text-box fo:min-height="4.2752in"><text:p text:style-name="OOoFigureCaption"><draw:frame draw:style-name="fr8" draw:name="AOO41GS8_008" text:anchor-type="paragraph" svg:width="4.3252in" svg:height="4.2752in" style:rel-height="scale" draw:z-index="28"><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3">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1038311324"/><text:span text:style-name="OOoDefault"><text:span text:style-name="T3">Form Wizard</text:span></text:span><text:span text:style-name="OOoDefault"> </text:span><text:alphabetical-index-mark-end text:id="IMark1038311324"/><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Figure"><draw:frame draw:style-name="fr1" draw:name="Frame9" text:anchor-type="paragraph" svg:width="6.0555in" draw:z-index="85"><draw:text-box fo:min-height="4.039in"><text:p text:style-name="OOoFigureCaption"><draw:frame draw:style-name="fr8" draw:name="AOO41GS8_009" text:anchor-type="paragraph" svg:width="6.0484in" svg:height="3.8146in" style:rel-height="scale" draw:z-index="86"><draw:image xlink:href="Pictures/1000000000000424000002B306070643.png" xlink:type="simple" xlink:show="embed" xlink:actuate="onLoad"/></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0325066" text:continue-list="list30323487"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list</text:span><text:span text:style-name="OOoDefault"><text:span text:style-name="T1">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2"><text:span text:style-name="OOoStrongEmphasis"><text:span text:style-name="T1">Step 2: Set up a subform</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1"><text:span text:style-name="OOoDefault"><text:span text:style-name="T1"/></text:span></text:p>
      <text:p text:style-name="P13"><text:span text:style-name="OOoStrongEmphasis"><text:span text:style-name="T1">Step 5: Arrange controls.</text:span></text:span></text:p>
      <text:p text:style-name="OOoFigure"><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Default"><text:span text:style-name="T1">, Columnar – 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 – 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10"><text:span text:style-name="OOoStrongEmphasis"><text:span text:style-name="T1">Step 6: Set data entry.</text:span></text:span></text:p>
      <text:p text:style-name="P11"><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9"><text:span text:style-name="OOoStrongEmphasis"><text:span text:style-name="T1">Step 7:</text:span></text:span><text:span text:style-name="OOoStrongEmphasis"> </text:span><text:span text:style-name="OOoStrongEmphasis"><text:span text:style-name="T1">Apply styles.</text:span></text:span></text:p>
      <text:p text:style-name="P8"><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8"><text:span text:style-name="OOoStrongEmphasis"><text:span text:style-name="T1">Step 8: Set name.</text:span></text:span></text:p>
      <text:p text:style-name="P8"><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text:span></text:span><text:span text:style-name="OOoDefault"><text:span text:style-name="T19">With</text:span></text:span><text:span text:style-name="OOoDefault"><text:span text:style-name="T1">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8"><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8"><text:soft-page-break/>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9">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Figure"><draw:frame draw:style-name="fr1" draw:name="Frame11" text:anchor-type="paragraph" svg:width="5.889in" draw:z-index="16"><draw:text-box fo:min-height="1.1945in"><text:p text:style-name="OOoFigureCaption"><draw:frame draw:style-name="fr8" draw:name="AOO41GS8_011" text:anchor-type="paragraph" svg:width="5.8547in" svg:height="1.0165in" draw:z-index="17"><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22">Using the Wizard to Make a Form With a </text:span></text:span><text:alphabetical-index-mark-start text:id="IMark1286282116"/><text:span text:style-name="OOoDefault"><text:span text:style-name="T22">S</text:span></text:span><text:alphabetical-index-mark-start text:id="IMark167145752" text:key1="database"/><text:span text:style-name="OOoDefault"><text:span text:style-name="T22">ubform</text:span></text:span><text:alphabetical-index-mark-end text:id="IMark167145752"/><text:alphabetical-index-mark-end text:id="IMark1286282116"/></text:h>
      <text:h text:style-name="OOoHeading_20_3" text:outline-level="4"><text:span text:style-name="OOoDefault"><text:span text:style-name="T19">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text:span></text:span><text:span text:style-name="OOoDefault"><text:span text:style-name="T1">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interacting with a different table</text:span></text:span><text:span text:style-name="OOoDefault"> </text:span><text:span text:style-name="OOoDefault"><text:span text:style-name="T1">but also some Data Forms influencing other Data </text:span></text:span><text:soft-page-break/><text:span text:style-name="OOoDefault"><text:span text:style-name="T1">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8"><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0333481" text:continue-list="list30325066"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2"><text:span text:style-name="OOoStrongEmphasis"><text:span text:style-name="T1">Step 2: Set up a </text:span></text:span><text:alphabetical-index-mark-start text:id="IMark167145944" text:key1="database form"/><text:span text:style-name="OOoStrongEmphasis"><text:span text:style-name="T1">subform</text:span></text:span><text:alphabetical-index-mark-end text:id="IMark167145944"/><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0330425" text:continue-list="list30333481"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End"><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MenuPath"><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7"><draw:text-box fo:min-height="2.248in"><text:p text:style-name="OOoFigureCaption"><draw:frame draw:style-name="fr8" draw:name="AOO41GS8_012" text:anchor-type="paragraph" svg:width="4.7366in" svg:height="2.0398in" style:rel-height="scale" draw:z-index="88"><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8"><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0329987" text:continue-list="list30330425" text:style-name="OOoNum_20_123">
        <text:list-item text:start-value="1">
          <text:p text:style-name="P29"><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text:span></text:span><text:span text:style-name="OOoMenuPath"><text:span text:style-name="T1">&gt;</text:span></text:span><text:span text:style-name="OOoMenuPath"> </text:span><text:span text:style-name="OOoDefault"><text:span text:style-name="T1">button to move all the fields to the right.</text:span></text:span></text:p>
        </text:list-item>
        <text:list-item>
          <text:p text:style-name="OOoNum_20_123_20_Cont."><text:span text:style-name="OOoDefault"><text:span text:style-name="T1">Click the ID field to highlight it.</text:span></text:span></text:p>
        </text:list-item>
        <text:list-item>
          <text:p text:style-name="OOoNum_20_123_20_End"><text:span text:style-name="OOoDefault"><text:span text:style-name="T1">Use the </text:span></text:span><text:span text:style-name="OOoMenuPath"><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MenuPath"><text:span text:style-name="T1">Next</text:span></text:span><text:span text:style-name="OOoDefault">.</text:span></text:p>
        </text:list-item>
      </text:list>
      <text:p text:style-name="OOoFigure"><text:span text:style-name="OOoDefault"/></text:p>
      <text:p text:style-name="OOoFigure"><draw:frame draw:style-name="fr1" draw:name="Frame13" text:anchor-type="paragraph" svg:width="4.6102in" draw:z-index="18"><draw:text-box fo:min-height="2.6965in"><text:p text:style-name="OOoFigureCaption"><draw:frame draw:style-name="fr8" draw:name="AOO41GS8_013" text:anchor-type="paragraph" svg:width="4.5618in" svg:height="3.2516in" style:rel-height="scale" draw:z-index="19"><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167145944"/><text:span text:style-name="OOoStrongEmphasis"><text:span text:style-name="T1">J</text:span></text:span><text:alphabetical-index-mark-start text:id="IMark1038318896" text:key1="database table"/><text:alphabetical-index-mark-start text:id="IMark1286282260" text:key1="queries (database)"/><text:span text:style-name="OOoStrongEmphasis"><text:span text:style-name="T1">oined Fields</text:span></text:span><text:alphabetical-index-mark-end text:id="IMark167145944"/><text:span text:style-name="OOoStrongEmphasis">.</text:span><text:alphabetical-index-mark-end text:id="IMark1286282260"/><text:alphabetical-index-mark-end text:id="IMark1038318896"/></text:p>
      <text:p text:style-name="P15"><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1682770565204779121" text:style-name="L2">
              <text:list-item>
                <text:p text:style-name="P39">No field from the subform can be the Primary key for its table. (ID cannot be used.)</text:p>
              </text:list-item>
              <text:list-item>
                <text:p text:style-name="P39">Each pair of joined fields must have the same field type.</text:p>
              </text:list-item>
              <text:list-item>
                <text:p text:style-name="P39">One of the fields from the main form must be the Primary key for its table.</text:p>
              </text:list-item>
            </text:list>
          </table:table-cell>
        </table:table-row>
      </table:table>
      <text:p text:style-name="P13"><text:span text:style-name="OOoStrongEmphasis"><text:span text:style-name="T1">Step 5: Arrange controls</text:span></text:span><text:span text:style-name="OOoDefault"><text:span text:style-name="T1">.</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0304398" text:continue-list="list30329987"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2">:</text:span></text:span><text:span text:style-name="OOoDefault"> </text:span><text:span text:style-name="OOoStrongEmphasis">Set name</text:span><text:span text:style-name="OOoStrongEmphasis"><text:span text:style-name="T15">.</text:span></text:span></text:p>
      <text:list xml:id="list30317936" text:continue-list="list30304398"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0">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0"><draw:text-box fo:min-height="4.9929in"><text:p text:style-name="OOoFigureCaption"><draw:frame draw:style-name="fr8" draw:name="AOO41GS8_014" text:anchor-type="paragraph" svg:width="4.302in" svg:height="5.0071in" style:rel-height="scale" draw:z-index="21"><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0325679" text:continue-list="list3031793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0335864" text:continue-list="list30325679"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7"><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4"><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1">Laying Out</text:span></text:span><text:span text:style-name="T21"> </text:span><text:span text:style-name="OOoDefault"><text:span text:style-name="T21">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20">Making the Form</text:span></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0"><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0308900" text:continue-list="list30335864" text:style-name="OOoNum_20_123">
        <text:list-item text:start-value="1">
          <text:p text:style-name="OOoNum_20_123_20_Start"><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2"><text:span text:style-name="OOoStrongEmphasis"><text:span text:style-name="T1">Step 2: Set up a subform</text:span></text:span><text:span text:style-name="OOoStrongEmphasis"><text:span text:style-name="T1">.</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19"><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1"><text:span text:style-name="OOoStrongEmphasis"><text:span text:style-name="T1">Step 6: Set data entry.</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6">.</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8: Set name</text:span></text:span><text:span text:style-name="OOoStrongEmphasis"><text:span text:style-name="T16">.</text:span></text:span></text:p>
      <text:p text:style-name="P8"><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Figure"><text:span text:style-name="OOoDefault"><text:span text:style-name="T1"/></text:span></text:p>
      <text:p text:style-name="OOoFigure"><draw:frame draw:style-name="fr4" draw:name="Frame15" text:anchor-type="paragraph" svg:x="2.4043in" svg:y="0.0173in" svg:width="1.6717in" draw:z-index="29"><draw:text-box fo:min-height="2.7654in"><text:p text:style-name="OOoFigureCaption"><draw:frame draw:style-name="fr10" draw:name="AOO41GS8_015" text:anchor-type="paragraph" svg:x="0.0299in" svg:y="0in" svg:width="1.6417in" svg:height="2.2319in" style:rel-height="scale" draw:z-index="30"><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text:span></text:span><text:span text:style-name="OOoDefault"><text:span text:style-name="T1">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Figure"><draw:frame draw:style-name="fr5" draw:name="Frame16" text:anchor-type="paragraph" svg:y="0.0661in" svg:width="5.352in" draw:z-index="79"><draw:text-box fo:min-height="0.8528in"><text:p text:style-name="OOoFigureCaption"><draw:frame draw:style-name="fr8" draw:name="AOO41GS8_016" text:anchor-type="paragraph" svg:width="5.3429in" svg:height="0.6752in" style:rel-height="scale" draw:z-index="80"><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Figure"><draw:frame draw:style-name="fr2" draw:name="Frame17" text:anchor-type="paragraph" svg:x="1.2307in" svg:y="-0.0008in" svg:width="3.8882in" draw:z-index="63"><draw:text-box fo:min-height="1.6862in"><text:p text:style-name="OOoFigureCaption"><draw:frame draw:style-name="fr8" draw:name="AOO41GS8_017" text:anchor-type="paragraph" svg:width="3.8547in" svg:height="1.5547in" style:rel-height="scale" draw:z-index="64"><draw:image xlink:href="Pictures/10000201000001EB000000DAC1102053.png" xlink:type="simple" xlink:show="embed" xlink:actuate="onLoad"/></draw:frame>Figure <text:sequence text:ref-name="refFigure16" text:name="Figure" text:formula="ooow:Figure+1" style:num-format="1">17</text:sequence>: Click vs. Ctrl + clickx</text:p></draw:text-box></draw:frame><text:soft-page-break/><text:span text:style-name="OOoDefault"><text:span text:style-name="T1"/></text:span></text:p>
      <text:p text:style-name="P8"><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Figure"><draw:frame draw:style-name="fr1" draw:name="Frame18" text:anchor-type="paragraph" svg:width="5.9583in" draw:z-index="22"><draw:text-box fo:min-height="4.3445in"><text:p text:style-name="OOoFigureCaption"><draw:frame draw:style-name="fr11" draw:name="AOO41GS8_018" text:anchor-type="paragraph" svg:width="5.9693in" svg:height="4.0972in" draw:z-index="31"><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8"><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Likewise, we</text:span><text:span text:style-name="OOoDefault"><text:span text:style-name="T1">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as well as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 click on it, select </text:span></text:span><text:span text:style-name="OOoEmphasis"><text:span text:style-name="T1">Control, </text:span></text:span><text:span text:style-name="OOoDefault"><text:span text:style-name="T1">and change the label text, font color, or any other property. We </text:span></text:span><text:soft-page-break/><text:span text:style-name="OOoDefault"><text:span text:style-name="T1">can 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Furthermore, we</text:span><text:span text:style-name="OOoDefault"><text:span text:style-name="T1">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8"><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Figure"><draw:frame draw:style-name="fr2" draw:name="Frame19" text:anchor-type="paragraph" svg:x="0.8764in" svg:y="-0.0575in" svg:width="4.9665in" draw:z-index="65"><draw:text-box fo:min-height="1.8835in"><text:p text:style-name="OOoFigureCaption"><draw:frame draw:style-name="fr12" draw:name="AOO41GS8_019" text:anchor-type="paragraph" svg:width="4.9665in" svg:height="1.8835in" style:rel-height="scale" draw:z-index="66"><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1"/></text:span></text:p>
      <text:p text:style-name="OOoTextBody"><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9">Adding a </text:span></text:span><text:alphabetical-index-mark-start text:id="IMark1189205520"/><text:span text:style-name="OOoDefault"><text:span text:style-name="T19">List Box</text:span></text:span><text:alphabetical-index-mark-end text:id="IMark1189205520"/></text:h>
      <text:p text:style-name="P8"><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OOoTextBody"><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MenuPath"><text:span text:style-name="T1">Replace with &gt; List Box</text:span></text:span><text:span text:style-name="OOoMenuPath">.</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text:span></text:span><text:span text:style-name="OOoMenuPath"><text:span text:style-name="T1">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 </text:span></text:span><text:span text:style-name="OOoComputerCode"><text:span text:style-name="T1">SELECT "FirstName" || ' ' || "LastName", "PeopleID" FROM "People"</text:span></text:span><text:span text:style-name="OOoEmphasis">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Strong_20_Emphasis">Yes</text:span><text:span text:style-name="OOoDefault"><text:span text:style-name="T1">.</text:span></text:span></text:p>
      <text:p text:style-name="OOoFigure"><draw:frame draw:style-name="fr2" draw:name="Frame20" text:anchor-type="paragraph" svg:x="0.7319in" svg:y="-0.0146in" svg:width="5.3953in" draw:z-index="67"><draw:text-box fo:min-height="1.8138in"><text:p text:style-name="Figure"><draw:frame draw:style-name="fr8" draw:name="AOO41GS8_020" text:anchor-type="paragraph" svg:width="5.4146in" svg:height="1.6362in" style:rel-height="scale" draw:z-index="68"><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1"/></text:span></text:p>
      <text:p text:style-name="P7"><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text:span></text:span><text:span text:style-name="OOoDefault"><text:span text:style-name="T1">complicated here. The || symbol acts to concatenate or glue together the text on each 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text:span></text:span><text:span text:style-name="OOoDefault"><text:span text:style-name="T1">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OOoTextBody"><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OOoFigure"><draw:frame draw:style-name="fr1" draw:name="Frame21" text:anchor-type="paragraph" svg:width="6.1492in" draw:z-index="23"><draw:text-box fo:min-height="4.2283in"><text:p text:style-name="OOoFigureCaption"><draw:frame draw:style-name="fr8" draw:name="AOO41GS8_021" text:anchor-type="paragraph" svg:width="6.0492in" svg:height="5.5398in" style:rel-height="scale" draw:z-index="24"><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1"/></text:span></text:p>
      <text:h text:style-name="OOoHeading_20_3" text:outline-level="4"><text:span text:style-name="OOoDefault"><text:span text:style-name="T21">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OOoFigure"><draw:frame draw:style-name="fr2" draw:name="Frame22" text:anchor-type="paragraph" svg:x="1.4165in" svg:y="-0.0335in" svg:width="3.7917in" draw:z-index="69"><draw:text-box fo:min-height="0.55in"><text:p text:style-name="OOoFigureCaption"><draw:frame draw:style-name="fr8" draw:name="AOO41GS8_022" text:anchor-type="paragraph" svg:width="3.7917in" svg:height="0.55in" style:rel-height="scale" draw:z-index="70"><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2"><draw:text-box fo:min-height="3.7799in"><text:p text:style-name="OOoFigureCaption"><draw:frame draw:style-name="fr8" draw:name="AOO41GS8_023" text:anchor-type="paragraph" svg:width="3.9362in" svg:height="3.589in" style:rel-height="scale" draw:z-index="33"><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3">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29"><text:span text:style-name="OOoMenuPath">File &gt; New &gt; Database</text:span> opens <text:span text:style-name="OOoDefault">the </text:span><text:span text:style-name="OOoEmphasis">Database Wizard</text:span> <text:span text:style-name="OOoDefault">window.</text:span></text:p>
        </text:list-item>
        <text:list-item>
          <text:p text:style-name="P24">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0313659" text:continue-list="list30308900"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0314776" text:continue-list="list30313659"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0332228" text:continue-list="list30314776"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3" text:outline-level="2">Using Data Sources in Apache OpenOffice</text:h>
      <text:p text:style-name="P14"><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4"><draw:text-box fo:min-height="1.3075in"><text:p text:style-name="OOoFigureCaption"><draw:frame draw:style-name="fr8" draw:name="AOO41GS8_024" text:anchor-type="paragraph" svg:width="1.8346in" svg:height="1.0646in" style:rel-height="scale" draw:z-index="36"><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7"><draw:text-box fo:min-height="0.2417in"><text:p text:style-name="OOoFigureCaption"><draw:frame draw:style-name="fr8" draw:name="AOO41GS8_025" text:anchor-type="paragraph" svg:width="4.3252in" svg:height="0.2417in" style:rel-height="scale" draw:z-index="38"><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9"><draw:text-box fo:min-height="1.7083in"><text:p text:style-name="OOoFigureCaption"><draw:frame draw:style-name="fr8" draw:name="AOO41GS8_026" text:anchor-type="paragraph" svg:width="5.7083in" svg:height="1.7083in" style:rel-height="scale" draw:z-index="40"><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0329151" text:continue-list="list30332228"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4">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4">Click on the gray box at the left end of the row holding the desired information.</text:p>
        </text:list-item>
        <text:list-item>
          <text:p text:style-name="P32">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0330765" text:continue-numbering="true" text:style-name="OOoNum_20_123">
        <text:list-header>
          <text:p text:style-name="P41"><draw:frame draw:style-name="fr2" draw:name="Frame27" text:anchor-type="paragraph" svg:x="0.4835in" svg:y="0.0398in" svg:width="5.7055in" draw:z-index="71"><draw:text-box fo:min-height="2.7256in"><text:p text:style-name="OOoFigureCaption"><draw:frame draw:style-name="fr8" draw:name="AOO41GS8_027" text:anchor-type="paragraph" svg:width="5.6035in" svg:height="2.5071in" style:rel-height="scale" draw:z-index="72"><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0305293" text:continue-list="list30330765" text:style-name="OOoNum_20_123">
        <text:list-item text:start-value="1">
          <text:p text:style-name="OOoNum_20_123_20_Start"><text:span text:style-name="OOoDefault">Navigate to the place you want to place the table and click the location.</text:span></text:p>
        </text:list-item>
        <text:list-item>
          <text:p text:style-name="P24"><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24"><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41"><text:span text:style-name="OOoDefault"/></text:p>
        </text:list-item>
      </text:list>
      <text:p text:style-name="OOoFigure"><draw:frame draw:style-name="fr5" draw:name="Frame43" text:anchor-type="paragraph" svg:y="0.1181in" svg:width="5.611in" draw:z-index="81"><draw:text-box fo:min-height="3.6398in"><text:p text:style-name="OOoFigureCaption"><draw:frame draw:style-name="fr10" draw:name="AOO41GS8_028" text:anchor-type="paragraph" svg:x="0in" svg:y="0in" svg:width="5.5547in" svg:height="3.4264in" style:rel-height="scale" draw:z-index="82"><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0328685" text:continue-numbering="true" text:style-name="OOoNum_20_123">
        <text:list-item>
          <text:p text:style-name="P31"><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7196199675635432527" text:style-name="OOoNum_20_abc">
        <text:list-header>
          <text:p text:style-name="OOoNum_20_abc_20_Cont."><text:span text:style-name="OOoDefault"/></text:p>
        </text:list-header>
      </text:list>
      <text:list xml:id="list30320176" text:continue-list="list30329382"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0305736" text:continue-list="list30328685" text:style-name="OOoNum_20_123">
        <text:list-item>
          <text:p text:style-name="P24"><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0312468" text:continue-list="list3030573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0330859" text:continue-list="list30320176"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0324326" text:continue-list="list30312468"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7"><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0311016" text:continue-list="list30324326" text:style-name="OOoNum_20_123">
        <text:list-item text:start-value="1">
          <text:p text:style-name="P26"><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4"><text:span text:style-name="OOoDefault">Name and save the spreadsheet</text:span>.</text:p>
        </text:list-item>
        <text:list-item>
          <text:p text:style-name="P24"><text:span text:style-name="OOoDefault">Click a row of the table in the Data Source window.</text:span></text:p>
        </text:list-item>
        <text:list-item>
          <text:p text:style-name="P24"><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3"><draw:text-box fo:min-height="0.5173in"><text:p text:style-name="Figure"><draw:frame draw:style-name="fr8" draw:name="AOO41GS8_029" text:anchor-type="paragraph" svg:width="3.7866in" svg:height="0.452in" style:rel-height="scale" draw:z-index="44"><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3"><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7"><text:span text:style-name="OOoStrongEmphasis">Step 1: Select the fields</text:span><text:span text:style-name="OOoDefault">.</text:span></text:p>
      <text:list xml:id="list30323652" text:continue-list="list30311016"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0336140" text:continue-list="list30330859"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3"><draw:text-box fo:min-height="3.7898in"><text:p text:style-name="OOoFigureCaption"><draw:frame draw:style-name="fr8" draw:name="AOO41GS8_030" text:anchor-type="paragraph" svg:width="5.411in" svg:height="3.5925in" style:rel-height="scale" draw:z-index="84"><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3"><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5"><draw:text-box fo:min-height="1.1098in"><text:p text:style-name="OOoFigureCaption"><draw:frame draw:style-name="fr8" draw:name="AOO41GS8_031" text:anchor-type="paragraph" svg:width="4.372in" svg:height="0.9193in" style:rel-height="scale" draw:z-index="46"><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1"><text:span text:style-name="OOoStrongEmphasis">Step 3: Select the </text:span><text:alphabetical-index-mark-start text:id="IMark1189204320" text:key1="queries (database)"/><text:span text:style-name="OOoStrongEmphasis">search conditions</text:span><text:alphabetical-index-mark-end text:id="IMark118920432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0323930" text:continue-list="list30336140"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0328976" text:continue-list="list30323652"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8"><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3"><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0"><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19"><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3"><text:span text:style-name="OOoStrongEmphasis">Step 2: Add tables.</text:span></text:p>
      <text:p text:style-name="OOoFigure"><draw:frame draw:style-name="fr1" draw:name="Frame32" text:anchor-type="paragraph" svg:width="4.3638in" draw:z-index="47"><draw:text-box fo:min-height="1.8728in"><text:p text:style-name="OOoFigureCaption"><draw:frame draw:style-name="fr8" draw:name="AOO41GS8_032" text:anchor-type="paragraph" svg:width="4.3638in" svg:height="1.8728in" style:rel-height="scale" draw:z-index="48"><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0325365" text:continue-list="list30328976"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9"><draw:text-box fo:min-height="1.5071in"><text:p text:style-name="OOoFigureCaption"><draw:frame draw:style-name="fr8" draw:name="AOO41GS8_033" text:anchor-type="paragraph" svg:width="0.7102in" svg:height="1.3098in" style:rel-height="scale" draw:z-index="50"><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1"><draw:text-box fo:min-height="1.9in"><text:p text:style-name="OOoFigureCaption"><draw:frame draw:style-name="fr8" draw:name="AOO41GS8_034" text:anchor-type="paragraph" svg:width="4.3091in" svg:height="1.9in" style:rel-height="scale" draw:z-index="42"><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0305727" text:continue-list="list30325365" text:style-name="OOoNum_20_123">
        <text:list-item text:start-value="1">
          <text:p text:style-name="OOoNum_20_123_20_Start"><text:span text:style-name="OOoDefault">Type </text:span><text:span text:style-name="OOoMenuPath"><text:span text:style-name="T11">&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1"><draw:text-box fo:min-height="0.3417in"><text:p text:style-name="OOoFigureCaption"><draw:frame draw:style-name="fr8" draw:name="AOO41GS8_035" text:anchor-type="paragraph" svg:width="5.0335in" svg:height="0.3417in" style:rel-height="scale" draw:z-index="52"><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6">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20">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3"><draw:text-box fo:min-height="2.2681in"><text:p text:style-name="OOoFigureCaption"><draw:frame draw:style-name="fr8" draw:name="AOO41GS8_036" text:anchor-type="paragraph" svg:width="5.1118in" svg:height="2.0854in" style:rel-height="scale" draw:z-index="74"><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20">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5"><draw:text-box fo:min-height="1.9209in"><text:p text:style-name="OOoFigureCaption"><draw:frame draw:style-name="fr8" draw:name="AOO41GS8_037" text:anchor-type="paragraph" svg:width="3.3102in" svg:height="1.5654in" style:rel-height="scale" draw:z-index="56"><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20">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7"><draw:text-box fo:min-height="2.1291in"><text:p text:style-name="OOoFigureCaption"><draw:frame draw:style-name="fr8" draw:name="AOO41GS8_038" text:anchor-type="paragraph" svg:width="3.7299in" svg:height="1.7736in" style:rel-height="scale" draw:z-index="58"><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0">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59"><draw:text-box fo:min-height="3.4791in"><text:p text:style-name="OOoFigureCaption"><draw:frame draw:style-name="fr8" draw:name="AOO41GS8_039" text:anchor-type="paragraph" svg:width="5.3957in" svg:height="3.4138in" style:rel-height="scale" draw:z-index="60"><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37">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33">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34">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34">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0">View</text:span> from a query, click on the <text:span text:style-name="T10">Queries</text:span> icon in the main Base window, then click on the name of the specific query and select <text:span text:style-name="T10">Create as View.</text:span> You will be prompted for a name to give the View. A good practice is to give the View the same name as the query, with View as either a prefix or suffix. For the View made from the <text:span text:style-name="T10">GrpCalcColumn</text:span> query that we will use in the reports, we used the name <text:span text:style-name="T10">GrpCalcColumn_View</text:span>. This makes it easy to <text:soft-page-break/>see the code saved in the View. Keep in mind that editing the query after saving the View does not change the View. You would have to make a new View to embody the new query. Once the View is saved, it will be listed along with the tables in the database.</text:p>
      <text:p text:style-name="P34">Once a View is ready for the report, making the report is very simple.</text:p>
      <text:p text:style-name="P5"><text:span text:style-name="T2"/></text:p>
      <text:p text:style-name="OOoTextBody"><text:span text:style-name="T2">Once</text:span> <text:span text:style-name="T2">a View is ready</text:span> <text:span text:style-name="T2">for the report, making the report is very simple.</text:span></text:p>
      <text:h text:style-name="P30"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5"><draw:text-box fo:min-height="3.7945in"><text:p text:style-name="OOoFigureCaption"><draw:frame draw:style-name="fr8" draw:name="AOO41GS8_040" text:anchor-type="paragraph" svg:width="5.8437in" svg:height="3.6244in" style:rel-height="scale" draw:z-index="76"><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oft-page-break/><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1"><draw:text-box fo:min-height="2.0217in"><text:p text:style-name="OOoFigureCaption"><draw:frame draw:style-name="fr8" draw:name="AOO41GS8_041" text:anchor-type="paragraph" svg:width="6.4744in" svg:height="1.7917in" style:rel-height="scale" draw:z-index="62"><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1">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oft-page-break/><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7"><draw:text-box fo:min-height="2.8035in"><text:p text:style-name="OOoFigureCaption"><draw:frame draw:style-name="fr8" draw:name="AOO41GS8_042" text:anchor-type="paragraph" svg:width="6.4575in" svg:height="2.561in" style:rel-height="scale" draw:z-index="78"><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41</text:page-number></text:p>
      </style:footer>
    </style:master-page>
    <style:master-page style:name="OOoFrontMatter" style:page-layout-name="Mpm7">
      <style:footer>
        <text:p text:style-name="MP2"><text:title>Chapter 7
 Getting Started with Base</text:title> | <text:page-number text:select-page="current">41</text:page-number></text:p>
      </style:footer>
      <style:footer-left>
        <text:p text:style-name="OOoFooter"><text:page-number text:select-page="current">41</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1</text:page-number></text:p>
      </style:footer>
      <style:footer-left>
        <text:p text:style-name="OOoList_5f_TextBody_5f_L1"><text:page-number text:select-page="current">2</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9-12T10:08:27.04</dc:date>
    <dc:creator>Keith McKenna</dc:creator>
    <meta:editing-duration>P4DT10H49M30S</meta:editing-duration>
    <meta:editing-cycles>622</meta:editing-cycles>
    <meta:generator>OpenOffice/4.1.13$Win32 OpenOffice.org_project/4113m1$Build-9810</meta:generator>
    <meta:keyword>Version 4.1</meta:keyword>
    <dc:subject>Apache OpenOffice User Guides</dc:subject>
    <meta:document-statistic meta:table-count="26" meta:image-count="47" meta:object-count="0" meta:page-count="44" meta:paragraph-count="559" meta:word-count="14662" meta:character-count="7998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